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tyle="italic" style:font-style-asian="italic" style:font-style-complex="italic"/>
    </style:style>
    <style:style style:name="P2" style:family="paragraph" style:parent-style-name="Standard">
      <style:text-properties fo:font-style="normal" style:font-style-asian="normal" style:font-style-complex="normal"/>
    </style:style>
    <style:style style:name="P3" style:family="paragraph" style:parent-style-name="Standard">
      <style:text-properties fo:font-style="italic" style:font-style-asian="italic" style:font-style-complex="italic"/>
    </style:style>
    <style:style style:name="P4" style:family="paragraph" style:parent-style-name="Standard">
      <style:text-properties fo:font-style="normal" style:font-style-asian="normal" style:font-style-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en displaying the CoWorded shortcut/actions buttons in the popup or the ISSUEOPS.md file that defaults to visible in a browser tab due to CoAgent/Workbench launch, maybe the buttons should all start with the prefix Co and then a Descriptive like CoPing or CoWhatever, and maybe there should also be a block of text next to the button to explain what it does followed be three dots to expand out the explanation, especially if it is the user's first time reading said explanation. <text:s text:c="2"/>Subsequently, the user will likely only need to read the first few words of the explainer text block to remember what the button does, assuming the CoWord on the button is not already reminder enough. <text:s/></text:p>
      <text:p text:style-name="P1"/>
      <text:p text:style-name="P1">This session is supposed to single task specific: figuring out how to mitigate bloat and lag by better detecting and reporting it via maximum usefulness, regular BPOE Status summary lines, and then the subsequent single task specfic is to ensure our BPOE/workflow/CoAgent stuff is best aligned to keep bloat and lag under control. <text:s/>Meanwhile, I am also using this session to pressure test our PC downloads/CoTemp inter-session communications prototype, which hopefully will move off local and into a CoCacheGlobal that all Ais can use, eventually. <text:s/>The other stuff we are doing in this session should likely end soon, right?</text:p>
      <text:p text:style-name="P2"/>
      <text:p text:style-name="P1">This session is supposed to be getting back to the grand migration and all the other stuff it inhereted from yesterday's CoWrap from a heavy/laggy session that still remains active testing bloat and lag measurement and reporting strategies. <text:s/>That other session should also be providing some lite stress testing for the CoTemp intersessional asynchronous coms system we are prototyping, which hopefully will move off local and into a CoCacheGlobal that all AIs can use, eventually. <text:s/>The other stuff we are doing in this session should likely end soon, as should some of the inherited stuff, leaving us refocused on grand migration, polish and cleanup etc, right? <text:s/></text:p>
      <text:p text:style-name="P1"/>
      <text:p text:style-name="P2">Right mouse button is easily pressed by accident, causing a paste into PS7.</text:p>
      <text:p text:style-name="P2"/>
      <text:p text:style-name="P1">When ISSUEOPS and the Ops family of .md's are done, can we go through the repo scripts and desktop and downloads folder scripts and local files etc, to ensure we do not have deprecated scripts or workflow related files lying around taking up space and never expecting to be used? <text:s/>The family of .md's would likely list all the currently useful CoWorded shortcuts, actions, trigger buttons, temporary preferences, residual (long term) preferences to influence the user's AI behaviour, and so forth, and from these docs we can thus infer which scripts etc are needed to make them all work ok. <text:s/>The rest of the scripts etc are thus likely no longer in use and thus likely deprecated. <text:s/></text:p>
      <text:p text:style-name="P2"/>
      <text:p text:style-name="P1">OK, we are soon going to move all workflow and residual ideas/intentions from this session into the CoTemp folder in downloads. <text:s/>So, its another CoWrap, but to CoTemp, ensuring that all we discussed since the last CoWrap is captured as done, in progress or dropped or left behind somehow, with some indication of where we succeeded, failed, gained workflow wisdom and/or product dev suggestions/etc. <text:s/>Here is what the receiving session is asking you to do so it can pick up the pieces from the CoTemp folder. <text:s/>If you have additional good stuff to add to that session's request, including the stuff I mentioned earlier in this prompt, and any BPOE/CoAgent/workflow wisdom, please do so. <text:s/>We appear <text:soft-page-break/>to have been failing to do a lot of stuff, lots of red in PS7, so explaining what we failed to achieve might be critical to getting it done within the new session that takes over from this session—which I plan to close down soon. <text:s/></text:p>
      <text:p text:style-name="P1"/>
      <text:p text:style-name="P1">OK, if we are having trouble with this handoff, just give me a zip with all you think that might be useful, perhaps somewhat inspired by what the last few prompts have asked for, and I will manually download the zip into CoTemps and tell the new session what I did. <text:s/>Good grief. <text:s/></text:p>
      <text:p text:style-name="P2"/>
      <text:p text:style-name="P1">This background asynchonous chat between sessions using CoTemp folder temp files, needs some refinement and testing, since the sessions themselves seem unable to initiate a read or write to the folder. <text:s/>I suspect we need CoAgent to be working to make this background workflow work properly, so maybe I should not be expecting it to work yet. <text:s/>Also, the sessions seem to dump extra stuff into the CoTemp, like advisories, strategies, ideas and workflow wisdom uncaptured stuff, so a fuller review of CoTemp contents by the upsucking session might be in order. <text:s/>I suppose I would have to tell the upsucking session it was the upsucker and not the bloated session that is soon to be closed, but age of session should also be an indicator, no? <text:s/>Or better yet, bloat status, if you ever manage to figure out how to measure bloat reliably, and warn users about it in the BPOE Status summary line thing in Chat dialogue and/or PS7 ouput. <text:s/></text:p>
      <text:p text:style-name="P1"/>
      <text:p text:style-name="P1">I am expecting a download link for a zip file full of intent, failures, plans. session progress, and other learnings/wisdom that may need to be captured on repo. <text:s/></text:p>
      <text:p text:style-name="P1"/>
      <text:p text:style-name="P1">The other two sessions are now closed permanently, after failing to complete a lot of stuff that hopefully they recorded, did they?, and i put their zip files etc into CoTemp folder for you to upsuck and add to your backlog. <text:s/></text:p>
      <text:p text:style-name="P1"/>
      <text:p text:style-name="P1">In 3 panel mode, I put one session in the left panel, one in the right, and PS7 in the middle, typically using only one panel for PS7, but sometimes using one panel for each session to keep them better separated, and reduce the liklihood that I will copy paste CoPong one session's PS7 output, to the other session. <text:s/>So, BPOE is now to have a process running in the background that causes by default only two Chat sessions to pop up in their own browser tabs, each greeting the user by saying they are CoAgentLauncher instantiated, along with a few extra helpful repo related browser tabs such as CoCivium's main root README.md and its ISSUEOPS.md pages, and that these two Chats are auto-synchromized via CoAgent to ensure that they do not work at cross purposes, thus allowing the user to run two concurrent sessions that alter repo(s) independently, but asynchronously notifying the other session about what it is up to in a back chatter process that uses the PC's downloads/CoTemp folder as a dropping point for temporary messages between the two sessions, and that to expand this to three sessions, the user would merely need to initiate the third session, etc, via the ChatGPT web page user interface New chat button, right? <text:s/>All hands off and no effort by the user, unless the back chatter caused a session to request authorization for an action to rectify a clash or cross-purpose process, hopefully not concurrently rectified by both/all sessions as that would result in multiple mitigations <text:soft-page-break/>competing with eachother, I suspect.</text:p>
      <text:p text:style-name="P2"/>
      <text:p text:style-name="P1">Please give me a downloadable file that explains to the migration session what we set up, so it can stand down from trying to set up something similar, (it is perhaps thinking about an inbox watcher so the other session can autorun anything that is dropped there), while the ther session should still be reminded to continue fixing it's “ccts fallback issue” as a separate process. <text:s/></text:p>
      <text:p text:style-name="P1"/>
      <text:p text:style-name="P1">. "$HOME\Downloads\CoTemp\Join-CoAgent.ps1"</text:p>
      <text:p text:style-name="P1">&amp; "$HOME\Downloads\CoTemp\scripts\Mark-MigrateStandDown.ps1"</text:p>
      <text:p text:style-name="P1">&amp; "$HOME\Downloads\CoTemp\scripts\Status-QuickCheck.ps1"</text:p>
      <text:p text:style-name="P2"/>
      <text:p text:style-name="P2"/>
      <text:p text:style-name="P2">Sessions bog down as the day goes on, maybe this is a default behaviour and maybe ChatGPT can not monitor or avoid it. <text:s/>Maybe new sessions are a good precaution every 10 hours or so? <text:s/>Maybe this should be baked into BPOE/CoAgent/etc? <text:s/>Maybe it is not a rational strategy, but it sure seems like ChatGPT is designed for lighter workflows. <text:s/></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Palatino Linotype" svg:font-family="'Palatino Linotype'" style:font-family-generic="roman"/>
    <style:font-face style:name="Lucida Sans1" svg:font-family="'Lucida Sans'" style:font-family-generic="swiss"/>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Palatino Linotype" fo:font-size="12pt" fo:language="en" fo:country="CA"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Palatino Linotype"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Palatino Linotype" style:font-name-complex="Lucida Sans1"/>
    </style:style>
    <style:style style:name="Caption" style:family="paragraph" style:parent-style-name="Standard" style:class="extra">
      <style:paragraph-properties fo:margin-top="0.212cm" fo:margin-bottom="0.212cm" text:number-lines="false" text:line-number="0"/>
      <style:text-properties style:font-name="Palatino Linotype"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Palatino Linotype"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ick Ballard</meta:initial-creator>
    <meta:creation-date>2025-09-06T23:14:07.84</meta:creation-date>
    <dc:date>2025-09-10T01:01:38.18</dc:date>
    <dc:creator>Rick Ballard</dc:creator>
    <meta:editing-duration>PT19H56M41S</meta:editing-duration>
    <meta:editing-cycles>33</meta:editing-cycles>
    <meta:generator>OpenOffice/4.1.15$Win32 OpenOffice.org_project/4115m2$Build-9813</meta:generator>
    <meta:document-statistic meta:table-count="0" meta:image-count="0" meta:object-count="0" meta:page-count="3" meta:paragraph-count="16" meta:word-count="1290" meta:character-count="7677"/>
  </office:meta>
</office:document-meta>
</file>